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DejaVu Serif" fo:font-size="7.5pt" officeooo:rsid="001f0f78" officeooo:paragraph-rsid="00241d85" style:font-size-asian="7.5pt" style:font-size-complex="7.5pt"/>
    </style:style>
    <style:style style:name="P2" style:family="paragraph" style:parent-style-name="Standard">
      <style:paragraph-properties fo:text-align="start" style:justify-single-word="false"/>
      <style:text-properties style:font-name="DejaVu Serif" fo:font-size="7.5pt" officeooo:rsid="001f0f78" officeooo:paragraph-rsid="0026060f" style:font-size-asian="7.5pt" style:font-size-complex="7.5pt"/>
    </style:style>
    <style:style style:name="P3" style:family="paragraph" style:parent-style-name="Standard">
      <style:paragraph-properties fo:text-align="start" style:justify-single-word="false"/>
      <style:text-properties style:font-name="DejaVu Serif" fo:font-size="7.5pt" officeooo:rsid="001f0f78" officeooo:paragraph-rsid="00265d9f" style:font-size-asian="7.5pt" style:font-size-complex="7.5pt"/>
    </style:style>
    <style:style style:name="P4" style:family="paragraph" style:parent-style-name="Standard">
      <style:paragraph-properties fo:text-align="start" style:justify-single-word="false"/>
      <style:text-properties style:font-name="DejaVu Serif" fo:font-size="7.5pt" officeooo:rsid="001f0f78" officeooo:paragraph-rsid="0028335f" style:font-size-asian="7.5pt" style:font-size-complex="7.5pt"/>
    </style:style>
    <style:style style:name="P5" style:family="paragraph" style:parent-style-name="Standard">
      <style:paragraph-properties fo:text-align="start" style:justify-single-word="false"/>
      <style:text-properties style:font-name="DejaVu Serif" fo:font-size="7.5pt" fo:font-style="normal" style:text-underline-style="solid" style:text-underline-width="auto" style:text-underline-color="font-color" officeooo:rsid="001f0f78" officeooo:paragraph-rsid="0028335f" style:font-size-asian="7.5pt" style:font-style-asian="normal" style:font-size-complex="7.5pt" style:font-style-complex="normal"/>
    </style:style>
    <style:style style:name="P6" style:family="paragraph" style:parent-style-name="Standard">
      <style:paragraph-properties fo:margin-top="0cm" fo:margin-bottom="0.499cm" style:contextual-spacing="false" fo:text-align="start" style:justify-single-word="false"/>
      <style:text-properties style:font-name="DejaVu Serif" fo:font-size="18pt" officeooo:rsid="001f0f78" officeooo:paragraph-rsid="0028335f" style:font-size-asian="18pt" style:font-size-complex="18pt"/>
    </style:style>
    <style:style style:name="T1" style:family="text">
      <style:text-properties officeooo:rsid="001f616d"/>
    </style:style>
    <style:style style:name="T2" style:family="text">
      <style:text-properties officeooo:rsid="00241d85"/>
    </style:style>
    <style:style style:name="T3" style:family="text">
      <style:text-properties officeooo:rsid="0026060f"/>
    </style:style>
    <style:style style:name="T4" style:family="text">
      <style:text-properties officeooo:rsid="00265d9f"/>
    </style:style>
    <style:style style:name="T5" style:family="text">
      <style:text-properties officeooo:rsid="0028335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5">Exchange</text:span></text:p>
      <text:p text:style-name="P5"><text:span text:style-name="T4">Ray Smith </text:span><text:span text:style-name="T5">is the main developer of Tesseract since 1985.</text:span></text:p>
      <text:p text:style-name="P4"><text:span text:style-name="T5"/></text:p>
      <text:p text:style-name="P4"><text:span text:style-name="T4">Ray Smith &lt;theraysmith@gmail.com&gt;</text:span></text:p>
      <text:p text:style-name="P3"><text:span text:style-name="T4">1 Oct </text:span><text:span text:style-name="T5">2013</text:span></text:p>
      <text:p text:style-name="P3"><text:span text:style-name="T4">to Colm, Sarah, Pierre, Ludi </text:span></text:p>
      <text:p text:style-name="P3"><text:span text:style-name="T4"/></text:p>
      <text:p text:style-name="P3"><text:span text:style-name="T4">The training process that we use involves rendering text in available fonts and building a language model.</text:span></text:p>
      <text:p text:style-name="P3"><text:span text:style-name="T4">The source text for both these processes is gathered from web pages that has been identified to be in the required language.</text:span></text:p>
      <text:p text:style-name="P3"><text:span text:style-name="T4">Some languages have received special treatment for specific problems, but Korean is not one of them.</text:span></text:p>
      <text:p text:style-name="P3"><text:span text:style-name="T4">Although people occasionally ask for the training data, it is just too big to host on the site even if we had all the necessary copyright clearances.</text:span></text:p>
      <text:p text:style-name="P3"><text:span text:style-name="T4">Instead we are working on opening up the training tools that we use so more people can enjoy automated training.</text:span></text:p>
      <text:p text:style-name="P3"><text:span text:style-name="T4"/></text:p>
      <text:p text:style-name="P3"><text:span text:style-name="T4">Hope that helps.</text:span></text:p>
      <text:p text:style-name="P3"><text:span text:style-name="T4">Regards</text:span></text:p>
      <text:p text:style-name="P3"><text:span text:style-name="T4">Ray.</text:span></text:p>
      <text:p text:style-name="P3"><text:span text:style-name="T4"/></text:p>
      <text:p text:style-name="P3"><text:span text:style-name="T4">Sep 28, 2013, Colm O'Neill:</text:span></text:p>
      <text:p text:style-name="P3"><text:span text:style-name="T4"/></text:p>
      <text:p text:style-name="P3"><text:span text:style-name="T4">Dear Ray Smith,</text:span></text:p>
      <text:p text:style-name="P3"><text:span text:style-name="T4"/></text:p>
      <text:p text:style-name="P3"><text:span text:style-name="T4">We're contacting you regarding Tesseract, some of the dev forums</text:span></text:p>
      <text:p text:style-name="P3"><text:span text:style-name="T4">suggest you as a person to contact about language support in </text:span></text:p>
      <text:p text:style-name="P3"><text:span text:style-name="T4">Tesseract. </text:span></text:p>
      <text:p text:style-name="P3"><text:span text:style-name="T4">We are OSP (Open Source Publishings), a working group based in Brussels, that works exclusively with Free / Libre Open Source Software in the context of Graphic Design, bringing together</text:span></text:p>
      <text:p text:style-name="P3"><text:span text:style-name="T4">commissions, teaching and research. http://osp.constantvzw.org/</text:span></text:p>
      <text:p text:style-name="P3"><text:span text:style-name="T4"/></text:p>
      <text:p text:style-name="P3"><text:span text:style-name="T4">We're currently in Seoul prepping for a workshop at the typography </text:span></text:p>
      <text:p text:style-name="P3"><text:span text:style-name="T4">biennial Typojanchi and for</text:span></text:p>
      <text:p text:style-name="P3"><text:span text:style-name="T4">this we're going to use Tesseract as common ground between our </text:span></text:p>
      <text:p text:style-name="P3"><text:span text:style-name="T4">different alphabets, i.e. Latin and Hangul. Our focus is going to be on the training of Tesseract, going through the steps to build some new specific data for the Korean language.</text:span></text:p>
      <text:p text:style-name="P3"><text:span text:style-name="T4"/></text:p>
      <text:p text:style-name="P3"><text:span text:style-name="T4">With this, we're wondering about the origins of the current data</text:span></text:p>
      <text:p text:style-name="P3"><text:span text:style-name="T4">available for Korean. We can't find out where the downloadable</text:span></text:p>
      <text:p text:style-name="P3"><text:span text:style-name="T4">data originates from, on what kind of text images it was trained, etc.</text:span></text:p>
      <text:p text:style-name="P3"><text:span text:style-name="T4"/></text:p>
      <text:p text:style-name="P3"><text:span text:style-name="T4">The history of the tool obviously has something to do with this, so</text:span></text:p>
      <text:p text:style-name="P3"><text:span text:style-name="T4">we're coming to you hoping you can provide us with information</text:span></text:p>
      <text:p text:style-name="P3"><text:span text:style-name="T4">about the origins? (What are the /) Where could we find the original </text:span></text:p>
      <text:p text:style-name="P3"><text:span text:style-name="T4">samples? </text:span></text:p>
      <text:p text:style-name="P3"><text:span text:style-name="T4"/></text:p>
      <text:p text:style-name="P3"><text:span text:style-name="T4">Any help would be appreciated.</text:span></text:p>
      <text:p text:style-name="P3"><text:span text:style-name="T4"/></text:p>
      <text:p text:style-name="P3"><text:span text:style-name="T4">(You're not in Seoul yourself next week by the wildest of chances?)</text:span></text:p>
      <text:p text:style-name="P3"><text:span text:style-name="T4"/></text:p>
      <text:p text:style-name="P3"><text:span text:style-name="T4">All the best,</text:span></text:p>
      <text:p text:style-name="P3"><text:span text:style-name="T4">Yours,</text:span></text:p>
      <text:p text:style-name="P3"><text:span text:style-name="T4"/></text:p>
      <text:p text:style-name="P3"><text:span text:style-name="T4">Sarah, Pierre, Ludi, Colm,</text:span></text:p>
      <text:p text:style-name="P3"><text:span text:style-name="T4">for OSP.</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101cm" fo:margin-bottom="4.2cm" fo:margin-left="1.499cm" fo:margin-right="3cm" style:shadow="none" fo:background-color="transparent" style:writing-mode="lr-tb" style:footnote-max-height="0cm">
        <style:background-image/>
        <style:columns fo:column-count="2">
          <style:column style:rel-width="2920*" fo:start-indent="0cm" fo:end-indent="0.249cm"/>
          <style:column style:rel-width="2920*"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4T11:43:48</meta:creation-date>
    <meta:generator>LibreOffice/4.0.2.2$Linux_X86_64 LibreOffice_project/400m0$Build-2</meta:generator>
    <dc:date>2013-10-04T12:13:53</dc:date>
    <meta:editing-duration>PT8M31S</meta:editing-duration>
    <meta:editing-cycles>4</meta:editing-cycles>
    <meta:document-statistic meta:table-count="0" meta:image-count="0" meta:object-count="0" meta:page-count="1" meta:paragraph-count="37" meta:word-count="350" meta:character-count="2071" meta:non-whitespace-character-count="1750"/>
  </office:meta>
</office:document-meta>
</file>